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frac>
                <mrow>
                  <mn>1</mn>
                  <mo stretchy="false">∗</mo>
                  <mn>1</mn>
                </mrow>
                <mrow>
                  <mn>2</mn>
                  <mi>n</mi>
                </mrow>
              </mfrac>
              <mo stretchy="false">+</mo>
              <mfrac>
                <mrow>
                  <mn>2</mn>
                  <mo stretchy="false">∗</mo>
                  <mn>1</mn>
                </mrow>
                <mrow>
                  <mn>2</mn>
                  <mi>n</mi>
                </mrow>
              </mfrac>
              <mo stretchy="false">+</mo>
              <mfrac>
                <mrow>
                  <mn>3</mn>
                  <mo stretchy="false">∗</mo>
                  <mn>1</mn>
                </mrow>
                <mrow>
                  <mn>2</mn>
                  <mi>n</mi>
                </mrow>
              </mfrac>
              <mo stretchy="false">+</mo>
              <mn>....</mn>
            </mrow>
            <mrow>
              <mfrac>
                <mrow>
                  <mi>n</mi>
                  <mo stretchy="false">∗</mo>
                  <mn>1</mn>
                </mrow>
                <mrow>
                  <mn>2</mn>
                  <mi>n</mi>
                </mrow>
              </mfrac>
              <mo stretchy="false">+</mo>
              <mfrac>
                <mrow>
                  <mi>n</mi>
                  <mo stretchy="false">∗</mo>
                  <mn>1</mn>
                </mrow>
                <mn>2</mn>
              </mfrac>
            </mrow>
          </mrow>
        </mtd>
      </mtr>
      <mtr>
        <mtd>
          <mrow>
            <mtext>=</mtext>
            <mrow>
              <mfrac>
                <mrow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n>2</mn>
                          <mo stretchy="false">+</mo>
                          <mn>3</mn>
                        </mrow>
                        <mn>....</mn>
                        <mi>n</mi>
                      </mrow>
                    </mrow>
                    <mo fence="true" stretchy="false">)</mo>
                  </mrow>
                  <mo stretchy="false">∗</mo>
                  <mn>1</mn>
                </mrow>
                <mrow>
                  <mn>2</mn>
                  <mi>n</mi>
                </mrow>
              </mfrac>
              <mo stretchy="false">+</mo>
              <mfrac>
                <mrow>
                  <mi>n</mi>
                  <mo stretchy="false">∗</mo>
                  <mn>1</mn>
                </mrow>
                <mn>2</mn>
              </mfrac>
            </mrow>
          </mrow>
        </mtd>
      </mtr>
      <mtr>
        <mtd>
          <mrow>
            <mtext>=</mtext>
            <mrow>
              <mfrac>
                <mrow>
                  <mfrac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n</mi>
                          </mrow>
                        </mrow>
                        <mo fence="true" stretchy="false">)</mo>
                      </mrow>
                      <mo stretchy="false">∗</mo>
                      <mi>n</mi>
                    </mrow>
                    <mn>2</mn>
                  </mfrac>
                  <mo stretchy="false">∗</mo>
                  <mn>1</mn>
                </mrow>
                <mrow>
                  <mn>2</mn>
                  <mi>n</mi>
                </mrow>
              </mfrac>
              <mo stretchy="false">+</mo>
              <mfrac>
                <mrow>
                  <mi>n</mi>
                  <mo stretchy="false">∗</mo>
                  <mn>1</mn>
                </mrow>
                <mn>2</mn>
              </mfrac>
            </mrow>
          </mrow>
        </mtd>
      </mtr>
      <mtr>
        <mtd>
          <mrow>
            <mtext>=</mtext>
            <mrow>
              <mfrac>
                <mrow>
                  <mn>1</mn>
                  <mo stretchy="false">+</mo>
                  <mi>n</mi>
                </mrow>
                <mn>4</mn>
              </mfrac>
              <mo stretchy="false">+</mo>
              <mfrac>
                <mrow>
                  <mn>2</mn>
                  <mi>n</mi>
                </mrow>
                <mn>4</mn>
              </mfrac>
            </mrow>
          </mrow>
        </mtd>
      </mtr>
      <mtr>
        <mtd>
          <mrow>
            <mtext>=</mtext>
            <mfrac>
              <mrow>
                <mrow>
                  <mn>1</mn>
                  <mo stretchy="false">+</mo>
                  <mn>3</mn>
                </mrow>
                <mi>n</mi>
              </mrow>
              <mn>4</mn>
            </mfrac>
          </mrow>
        </mtd>
      </mtr>
      <mtr>
        <mtd>
          <mrow>
            <mrow>
              <mfrac>
                <mrow>
                  <mn>1</mn>
                  <mo stretchy="false">∗</mo>
                  <mn>1</mn>
                </mrow>
                <mrow>
                  <mi>n</mi>
                  <mo stretchy="false">+</mo>
                  <mn>1</mn>
                </mrow>
              </mfrac>
              <mo stretchy="false">+</mo>
              <mfrac>
                <mrow>
                  <mn>1</mn>
                  <mo stretchy="false">∗</mo>
                  <mn>1</mn>
                </mrow>
                <mrow>
                  <mi>n</mi>
                  <mo stretchy="false">+</mo>
                  <mn>1</mn>
                </mrow>
              </mfrac>
              <mo stretchy="false">+</mo>
              <mfrac>
                <mrow>
                  <mn>1</mn>
                  <mo stretchy="false">∗</mo>
                  <mn>1</mn>
                </mrow>
                <mrow>
                  <mi>n</mi>
                  <mo stretchy="false">+</mo>
                  <mn>1</mn>
                </mrow>
              </mfrac>
            </mrow>
            <mn>....</mn>
            <mfrac>
              <mrow>
                <mi>n</mi>
                <mo stretchy="false">∗</mo>
                <mn>1</mn>
              </mrow>
              <mrow>
                <mi>n</mi>
                <mo stretchy="false">+</mo>
                <mn>1</mn>
              </mrow>
            </mfrac>
          </mrow>
        </mtd>
      </mtr>
      <mtr>
        <mtd>
          <mrow>
            <mtext> </mtext>
            <mtext> </mtext>
            <mtext> </mtext>
            <mtext>=</mtext>
            <mfrac>
              <mrow>
                <mn>2</mn>
                <mo stretchy="false">∗</mo>
                <mi>n</mi>
              </mrow>
              <mrow>
                <mi>n</mi>
                <mo stretchy="false">+</mo>
                <mn>1</mn>
              </mrow>
            </mfrac>
          </mrow>
        </mtd>
      </mtr>
    </mtable>
    <annotation encoding="StarMath 5.0">1* {1} over {2n} +  2 * {1} over {2n} + 3* {1} over {2n} + .... n* {1} over {2n} + n* {1} over {2} 
newline "=" ( 1 + 2 + 3 .... n) * {1} over {2n} + n* {1} over {2} 
newline "=" {( 1 + n ) * n } over { 2 } * {1} over {2n} + n* {1} over {2} 
newline "=" {1 + n} over {4} + {2n} over {4}
newline "=" {1 + 3n} over {4}

newline

1 * {1} over {n + 1} + 1 * {1} over {n + 1} + 1 * {1} over {n + 1} .... n * {1} over {n + 1} 
newline " " " " " ""=" 2 * {n} over {n + 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9:10.576339392</meta:creation-date>
    <dc:date>2018-09-28T10:54:30.448061515</dc:date>
    <meta:editing-duration>PT35M9S</meta:editing-duration>
    <meta:editing-cycles>2</meta:editing-cycles>
    <meta:generator>LibreOffice/5.1.6.2$Linux_X86_64 LibreOffice_project/10m0$Build-2</meta:generator>
  </office:meta>
</office:document-meta>
</file>